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5">
      <style:paragraph-properties fo:text-align="start" style:justify-single-word="false"/>
      <style:text-properties style:font-name="Arial" style:text-underline-style="none" fo:font-weight="bold" officeooo:rsid="0011eb20" officeooo:paragraph-rsid="0011eb20" style:font-weight-asian="bold" style:font-weight-complex="bold"/>
    </style:style>
    <style:style style:name="P2" style:family="paragraph" style:parent-style-name="Standard">
      <style:paragraph-properties fo:text-align="center" style:justify-single-word="false"/>
      <style:text-properties style:font-name="Arial" fo:font-size="10pt" style:text-underline-style="solid" style:text-underline-width="auto" style:text-underline-color="font-color" officeooo:rsid="00104122" officeooo:paragraph-rsid="00104122" style:font-size-asian="10pt" style:font-size-complex="10pt"/>
    </style:style>
    <style:style style:name="P3" style:family="paragraph" style:parent-style-name="Standard">
      <style:paragraph-properties fo:text-align="start" style:justify-single-word="false"/>
      <style:text-properties style:font-name="Arial" fo:font-size="8pt" style:text-underline-style="none" officeooo:rsid="00104122" officeooo:paragraph-rsid="00104122" style:font-size-asian="8pt" style:font-size-complex="8pt"/>
    </style:style>
    <style:style style:name="P4" style:family="paragraph" style:parent-style-name="Standard">
      <style:paragraph-properties fo:text-align="start" style:justify-single-word="false"/>
      <style:text-properties style:font-name="Arial" fo:font-size="8pt" style:text-underline-style="none" fo:font-weight="bold" officeooo:rsid="00104122" officeooo:paragraph-rsid="00104122" style:font-size-asian="8pt" style:font-weight-asian="bold" style:font-size-complex="8pt" style:font-weight-complex="bold"/>
    </style:style>
    <style:style style:name="P5" style:family="paragraph" style:parent-style-name="Standard">
      <style:paragraph-properties fo:text-align="start" style:justify-single-word="false"/>
      <style:text-properties style:font-name="Arial" fo:font-size="8pt" style:text-underline-style="none" fo:font-weight="bold" officeooo:rsid="00107ef0" officeooo:paragraph-rsid="00107ef0" style:font-size-asian="8pt" style:font-weight-asian="bold" style:font-size-complex="8pt" style:font-weight-complex="bold"/>
    </style:style>
    <style:style style:name="P6" style:family="paragraph" style:parent-style-name="Standard">
      <style:paragraph-properties fo:text-align="start" style:justify-single-word="false"/>
      <style:text-properties style:font-name="Arial" fo:font-size="8pt" style:text-underline-style="none" fo:font-weight="bold" officeooo:rsid="0011eb20" officeooo:paragraph-rsid="0011eb20" style:font-size-asian="8pt" style:font-weight-asian="bold" style:font-size-complex="8pt" style:font-weight-complex="bold"/>
    </style:style>
    <style:style style:name="P7" style:family="paragraph" style:parent-style-name="Standard">
      <style:paragraph-properties fo:text-align="start" style:justify-single-word="false"/>
      <style:text-properties style:font-name="Arial" fo:font-size="8pt" style:text-underline-style="none" fo:font-weight="normal" officeooo:rsid="00104122" officeooo:paragraph-rsid="00104122" style:font-size-asian="8pt" style:font-weight-asian="normal" style:font-size-complex="8pt" style:font-weight-complex="normal"/>
    </style:style>
    <style:style style:name="P8" style:family="paragraph" style:parent-style-name="Standard">
      <style:paragraph-properties fo:text-align="start" style:justify-single-word="false"/>
      <style:text-properties style:font-name="Arial" fo:font-size="8pt" style:text-underline-style="none" fo:font-weight="normal" officeooo:rsid="00107ef0" officeooo:paragraph-rsid="00107ef0"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Arial" fo:font-size="8pt" style:text-underline-style="none" fo:font-weight="normal" officeooo:rsid="0011eb20" officeooo:paragraph-rsid="0011eb20" style:font-size-asian="8pt" style:font-weight-asian="normal" style:font-size-complex="8pt" style:font-weight-complex="normal"/>
    </style:style>
    <style:style style:name="P10" style:family="paragraph" style:parent-style-name="Standard">
      <style:paragraph-properties fo:text-align="start" style:justify-single-word="false"/>
      <style:text-properties style:font-name="Arial" fo:font-size="8pt" officeooo:paragraph-rsid="00129443" style:font-size-asian="8pt" style:font-size-complex="8pt"/>
    </style:style>
    <style:style style:name="P11" style:family="paragraph" style:parent-style-name="Text_20_body" style:list-style-name="L2">
      <style:paragraph-properties fo:text-align="start" style:justify-single-word="false"/>
      <style:text-properties style:text-underline-style="none" fo:font-weight="normal" officeooo:rsid="00104122" officeooo:paragraph-rsid="00104122" style:font-weight-asian="normal" style:font-weight-complex="normal"/>
    </style:style>
    <style:style style:name="P12" style:family="paragraph" style:parent-style-name="Text_20_body" style:list-style-name="L2"/>
    <style:style style:name="P13" style:family="paragraph" style:parent-style-name="Text_20_body" style:list-style-name="L4">
      <style:paragraph-properties fo:text-align="start" style:justify-single-word="false"/>
      <style:text-properties style:font-name="Arial" style:text-underline-style="none" fo:font-weight="bold" officeooo:rsid="00104122" officeooo:paragraph-rsid="00104122" style:font-weight-asian="bold" style:font-weight-complex="bold"/>
    </style:style>
    <style:style style:name="P14" style:family="paragraph" style:parent-style-name="Text_20_body" style:list-style-name="L8">
      <style:paragraph-properties fo:text-align="start" style:justify-single-word="false"/>
      <style:text-properties style:font-name="Arial" style:text-underline-style="none" fo:font-weight="bold" officeooo:rsid="00104122" officeooo:paragraph-rsid="00104122" style:font-weight-asian="bold" style:font-weight-complex="bold"/>
    </style:style>
    <style:style style:name="P15" style:family="paragraph" style:parent-style-name="Text_20_body" style:list-style-name="L17">
      <style:paragraph-properties fo:text-align="start" style:justify-single-word="false"/>
      <style:text-properties style:font-name="Arial" style:text-underline-style="none" fo:font-weight="bold" officeooo:rsid="0011eb20" officeooo:paragraph-rsid="0011eb20" style:font-weight-asian="bold" style:font-weight-complex="bold"/>
    </style:style>
    <style:style style:name="P16" style:family="paragraph" style:parent-style-name="Text_20_body" style:list-style-name="L40">
      <style:text-properties style:font-name="Arial" style:text-underline-style="none" fo:font-weight="bold" officeooo:rsid="00129443" officeooo:paragraph-rsid="00129443" style:font-weight-asian="bold" style:font-weight-complex="bold"/>
    </style:style>
    <style:style style:name="P17" style:family="paragraph" style:parent-style-name="Text_20_body" style:list-style-name="L42">
      <style:text-properties style:font-name="Arial" style:text-underline-style="none" fo:font-weight="bold" officeooo:rsid="00129443" officeooo:paragraph-rsid="00129443" style:font-weight-asian="bold" style:font-weight-complex="bold"/>
    </style:style>
    <style:style style:name="P18" style:family="paragraph" style:parent-style-name="Text_20_body" style:list-style-name="L6">
      <style:paragraph-properties fo:text-align="start" style:justify-single-word="false"/>
      <style:text-properties style:font-name="Arial" style:text-underline-style="none" fo:font-weight="normal" officeooo:rsid="00104122" officeooo:paragraph-rsid="00104122" style:font-weight-asian="normal" style:font-weight-complex="normal"/>
    </style:style>
    <style:style style:name="P19" style:family="paragraph" style:parent-style-name="Text_20_body" style:list-style-name="L10">
      <style:paragraph-properties fo:text-align="start" style:justify-single-word="false"/>
      <style:text-properties style:font-name="Arial" style:text-underline-style="none" fo:font-weight="normal" officeooo:rsid="00107ef0" officeooo:paragraph-rsid="00107ef0" style:font-weight-asian="normal" style:font-weight-complex="normal"/>
    </style:style>
    <style:style style:name="P20" style:family="paragraph" style:parent-style-name="Text_20_body" style:list-style-name="L12">
      <style:paragraph-properties fo:text-align="start" style:justify-single-word="false"/>
      <style:text-properties style:font-name="Arial" style:text-underline-style="none" fo:font-weight="normal" officeooo:rsid="00107ef0" officeooo:paragraph-rsid="00107ef0" style:font-weight-asian="normal" style:font-weight-complex="normal"/>
    </style:style>
    <style:style style:name="P21" style:family="paragraph" style:parent-style-name="Text_20_body" style:list-style-name="L14">
      <style:paragraph-properties fo:text-align="start" style:justify-single-word="false"/>
      <style:text-properties style:font-name="Arial" style:text-underline-style="none" fo:font-weight="normal" officeooo:rsid="00107ef0" officeooo:paragraph-rsid="00107ef0" style:font-weight-asian="normal" style:font-weight-complex="normal"/>
    </style:style>
    <style:style style:name="P22" style:family="paragraph" style:parent-style-name="Text_20_body" style:list-style-name="L19">
      <style:paragraph-properties fo:text-align="start" style:justify-single-word="false"/>
      <style:text-properties style:font-name="Arial" style:text-underline-style="none" fo:font-weight="normal" officeooo:rsid="0011eb20" officeooo:paragraph-rsid="0011eb20" style:font-weight-asian="normal" style:font-weight-complex="normal"/>
    </style:style>
    <style:style style:name="P23" style:family="paragraph" style:parent-style-name="Text_20_body" style:list-style-name="L44">
      <style:text-properties style:font-name="Arial" style:text-underline-style="none" fo:font-weight="normal" officeooo:rsid="00129443" officeooo:paragraph-rsid="00129443" style:font-weight-asian="normal" style:font-weight-complex="normal"/>
    </style:style>
    <style:style style:name="P24" style:family="paragraph" style:parent-style-name="Text_20_body" style:list-style-name="L31">
      <style:text-properties style:font-name="Arial" fo:font-weight="bold" officeooo:rsid="00129443" officeooo:paragraph-rsid="00129443" style:font-weight-asian="bold" style:font-weight-complex="bold"/>
    </style:style>
    <style:style style:name="P25" style:family="paragraph" style:parent-style-name="Text_20_body" style:list-style-name="L26">
      <style:text-properties style:font-name="Arial" fo:font-weight="normal" officeooo:rsid="00129443" officeooo:paragraph-rsid="00129443" style:font-weight-asian="normal" style:font-weight-complex="normal"/>
    </style:style>
    <style:style style:name="P26" style:family="paragraph" style:parent-style-name="Text_20_body" style:list-style-name="L28">
      <style:text-properties style:font-name="Arial" fo:font-weight="normal" officeooo:rsid="00129443" officeooo:paragraph-rsid="00129443" style:font-weight-asian="normal" style:font-weight-complex="normal"/>
    </style:style>
    <style:style style:name="P27" style:family="paragraph" style:parent-style-name="Text_20_body" style:list-style-name="L30">
      <style:text-properties style:font-name="Arial" fo:font-weight="normal" officeooo:rsid="00129443" officeooo:paragraph-rsid="00129443" style:font-weight-asian="normal" style:font-weight-complex="normal"/>
    </style:style>
    <style:style style:name="P28" style:family="paragraph" style:parent-style-name="Text_20_body" style:list-style-name="L33">
      <style:text-properties style:font-name="Arial" fo:font-weight="normal" officeooo:rsid="00129443" officeooo:paragraph-rsid="00129443" style:font-weight-asian="normal" style:font-weight-complex="normal"/>
    </style:style>
    <style:style style:name="P29" style:family="paragraph" style:parent-style-name="Text_20_body" style:list-style-name="L35">
      <style:text-properties style:font-name="Arial" fo:font-weight="normal" officeooo:rsid="00129443" officeooo:paragraph-rsid="00129443" style:font-weight-asian="normal" style:font-weight-complex="normal"/>
    </style:style>
    <style:style style:name="P30" style:family="paragraph" style:parent-style-name="Text_20_body" style:list-style-name="L36">
      <style:text-properties style:font-name="Arial" style:text-underline-style="solid" style:text-underline-width="auto" style:text-underline-color="font-color" fo:font-weight="bold" officeooo:rsid="00129443" officeooo:paragraph-rsid="00129443" style:font-weight-asian="bold" style:font-weight-complex="bold"/>
    </style:style>
    <style:style style:name="P31" style:family="paragraph" style:parent-style-name="Text_20_body" style:list-style-name="L38">
      <style:text-properties style:font-name="Arial" style:text-underline-style="solid" style:text-underline-width="auto" style:text-underline-color="font-color" fo:font-weight="bold" officeooo:rsid="00129443" officeooo:paragraph-rsid="00129443" style:font-weight-asian="bold" style:font-weight-complex="bold"/>
    </style:style>
    <style:style style:name="P32" style:family="paragraph" style:parent-style-name="Text_20_body">
      <style:text-properties style:font-name="Arial" fo:font-size="8pt" fo:font-weight="bold" officeooo:rsid="00129443" officeooo:paragraph-rsid="00129443" style:font-size-asian="8pt" style:font-weight-asian="bold" style:font-size-complex="8pt" style:font-weight-complex="bold"/>
    </style:style>
    <style:style style:name="P33" style:family="paragraph" style:parent-style-name="Text_20_body">
      <style:text-properties style:font-name="Arial" fo:font-size="8pt" fo:font-weight="normal" officeooo:rsid="00129443" officeooo:paragraph-rsid="00129443" style:font-size-asian="8pt" style:font-weight-asian="normal" style:font-size-complex="8pt" style:font-weight-complex="normal"/>
    </style:style>
    <style:style style:name="P34" style:family="paragraph" style:parent-style-name="Text_20_body">
      <style:text-properties style:font-name="Arial" fo:font-size="8pt" officeooo:paragraph-rsid="00129443" style:font-size-asian="8pt" style:font-size-complex="8pt"/>
    </style:style>
    <style:style style:name="P35" style:family="paragraph" style:parent-style-name="Text_20_body">
      <style:text-properties style:font-name="Arial" fo:font-size="8pt" officeooo:paragraph-rsid="0012f698" style:font-size-asian="8pt" style:font-size-complex="8pt"/>
    </style:style>
    <style:style style:name="P36" style:family="paragraph" style:parent-style-name="Text_20_body">
      <style:text-properties style:font-name="Arial" fo:font-size="8pt" style:text-underline-style="solid" style:text-underline-width="auto" style:text-underline-color="font-color" fo:font-weight="bold" officeooo:rsid="00129443" officeooo:paragraph-rsid="00129443" style:font-size-asian="8pt" style:font-weight-asian="bold" style:font-size-complex="8pt" style:font-weight-complex="bold"/>
    </style:style>
    <style:style style:name="P37" style:family="paragraph" style:parent-style-name="Text_20_body">
      <style:text-properties style:font-name="Arial" fo:font-size="8pt" style:text-underline-style="none" fo:font-weight="normal" officeooo:rsid="00129443" officeooo:paragraph-rsid="00129443" style:font-size-asian="8pt" style:font-weight-asian="normal" style:font-size-complex="8pt" style:font-weight-complex="normal"/>
    </style:style>
    <style:style style:name="P38" style:family="paragraph" style:parent-style-name="Text_20_body">
      <style:text-properties style:font-name="Arial" fo:font-size="8pt" style:text-underline-style="none" fo:font-weight="bold" officeooo:rsid="00129443" officeooo:paragraph-rsid="00129443" style:font-size-asian="8pt" style:font-weight-asian="bold" style:font-size-complex="8pt" style:font-weight-complex="bold"/>
    </style:style>
    <style:style style:name="P39" style:family="paragraph" style:parent-style-name="Text_20_body" style:list-style-name="L4"/>
    <style:style style:name="P40" style:family="paragraph" style:parent-style-name="Text_20_body" style:list-style-name="L6"/>
    <style:style style:name="P41" style:family="paragraph" style:parent-style-name="Text_20_body" style:list-style-name="L8"/>
    <style:style style:name="P42" style:family="paragraph" style:parent-style-name="Text_20_body" style:list-style-name="L10"/>
    <style:style style:name="P43" style:family="paragraph" style:parent-style-name="Text_20_body" style:list-style-name="L12"/>
    <style:style style:name="P44" style:family="paragraph" style:parent-style-name="Text_20_body" style:list-style-name="L14"/>
    <style:style style:name="P45" style:family="paragraph" style:parent-style-name="Text_20_body" style:list-style-name="L17"/>
    <style:style style:name="P46" style:family="paragraph" style:parent-style-name="Text_20_body" style:list-style-name="L19"/>
    <style:style style:name="P47" style:family="paragraph" style:parent-style-name="Text_20_body" style:list-style-name="L26"/>
    <style:style style:name="P48" style:family="paragraph" style:parent-style-name="Text_20_body" style:list-style-name="L28"/>
    <style:style style:name="P49" style:family="paragraph" style:parent-style-name="Text_20_body" style:list-style-name="L30"/>
    <style:style style:name="P50" style:family="paragraph" style:parent-style-name="Text_20_body" style:list-style-name="L33"/>
    <style:style style:name="P51" style:family="paragraph" style:parent-style-name="Text_20_body" style:list-style-name="L35"/>
    <style:style style:name="P52" style:family="paragraph" style:parent-style-name="Text_20_body" style:list-style-name="L38"/>
    <style:style style:name="P53" style:family="paragraph" style:parent-style-name="Text_20_body" style:list-style-name="L40"/>
    <style:style style:name="P54" style:family="paragraph" style:parent-style-name="Text_20_body" style:list-style-name="L42"/>
    <style:style style:name="P55" style:family="paragraph" style:parent-style-name="Text_20_body" style:list-style-name="L44"/>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0pt" style:font-size-asian="10pt" style:font-size-complex="10pt"/>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bold" officeooo:rsid="00107ef0" style:font-size-asian="10pt" style:font-weight-asian="bold" style:font-size-complex="10pt" style:font-weight-complex="bold"/>
    </style:style>
    <style:style style:name="T8" style:family="text">
      <style:text-properties style:font-name="Arial" fo:font-size="10pt" style:text-underline-style="none" fo:font-weight="bold" officeooo:rsid="0011eb20" style:font-size-asian="10pt" style:font-weight-asian="bold" style:font-size-complex="10pt" style:font-weight-complex="bold"/>
    </style:style>
    <style:style style:name="T9" style:family="text">
      <style:text-properties style:font-name="Arial" fo:font-size="10pt" style:text-underline-style="none" fo:font-weight="bold" officeooo:rsid="00129443" style:font-size-asian="10pt" style:font-weight-asian="bold" style:font-size-complex="10pt" style:font-weight-complex="bold"/>
    </style:style>
    <style:style style:name="T10" style:family="text">
      <style:text-properties style:font-name="Arial" fo:font-size="10pt" fo:font-weight="bold" officeooo:rsid="00129443" style:font-size-asian="10pt" style:font-weight-asian="bold" style:font-size-complex="10pt" style:font-weight-complex="bold"/>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8pt" style:text-underline-style="none" fo:font-weight="normal" style:font-size-asian="8pt" style:font-weight-asian="normal" style:font-size-complex="8pt"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29443" style:font-weight-asian="bold" style:font-weight-complex="bold"/>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bold" officeooo:rsid="00107ef0" style:font-weight-asian="bold" style:font-weight-complex="bold"/>
    </style:style>
    <style:style style:name="T20" style:family="text">
      <style:text-properties style:text-underline-style="none" fo:font-weight="bold" officeooo:rsid="0011eb20" style:font-weight-asian="bold" style:font-weight-complex="bold"/>
    </style:style>
    <style:style style:name="T21" style:family="text">
      <style:text-properties style:text-underline-style="none" fo:font-weight="bold" officeooo:rsid="00129443" style:font-weight-asian="bold" style:font-weight-complex="bold"/>
    </style:style>
    <style:style style:name="T22" style:family="text">
      <style:text-properties fo:font-size="10pt" style:font-size-asian="10pt"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style:text-underline-style="none" fo:font-weight="normal" style:font-size-asian="10pt" style:font-weight-asian="normal" style:font-size-complex="10pt" style:font-weight-complex="normal"/>
    </style:style>
    <style:style style:name="T25" style:family="text">
      <style:text-properties fo:font-size="10pt" style:text-underline-style="none" fo:font-weight="bold" officeooo:rsid="00107ef0" style:font-size-asian="10pt" style:font-weight-asian="bold" style:font-size-complex="10pt" style:font-weight-complex="bold"/>
    </style:style>
    <style:style style:name="T26" style:family="text">
      <style:text-properties fo:font-size="10pt" style:text-underline-style="none" fo:font-weight="bold" officeooo:rsid="0011eb20" style:font-size-asian="10pt" style:font-weight-asian="bold" style:font-size-complex="10pt" style:font-weight-complex="bold"/>
    </style:style>
    <style:style style:name="T27" style:family="text">
      <style:text-properties fo:font-size="10pt" style:text-underline-style="none" fo:font-weight="bold" officeooo:rsid="00129443" style:font-size-asian="10pt" style:font-weight-asian="bold" style:font-size-complex="10pt" style:font-weight-complex="bold"/>
    </style:style>
    <style:style style:name="T28" style:family="text">
      <style:text-properties fo:font-size="10pt" fo:font-weight="bold" officeooo:rsid="00129443" style:font-size-asian="10pt" style:font-weight-asian="bold" style:font-size-complex="10pt" style:font-weight-complex="bold"/>
    </style:style>
    <style:style style:name="T29" style:family="text">
      <style:text-properties fo:font-size="8pt" style:font-size-asian="8pt" style:font-size-complex="8pt"/>
    </style:style>
    <style:style style:name="T30" style:family="text">
      <style:text-properties fo:font-size="8pt" fo:font-weight="normal" style:font-size-asian="8pt" style:font-weight-asian="normal" style:font-size-complex="8pt" style:font-weight-complex="normal"/>
    </style:style>
    <style:style style:name="T31" style:family="text">
      <style:text-properties fo:font-size="8pt" style:text-underline-style="none" fo:font-weight="normal" style:font-size-asian="8pt" style:font-weight-asian="normal" style:font-size-complex="8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5">Git config </text:span></text:p>
      <text:p text:style-name="P4"/>
      <text:list xml:id="list4281937296" text:style-name="L2">
        <text:list-item>
          <text:p text:style-name="P11"><text:span text:style-name="Source_20_Text"><text:span text:style-name="T11">--global</text:span></text:span><text:span text:style-name="T11"> : Cette option permet de définir une configuration globale pour tous les projets Git sur votre machine. Les configurations globales sont stockées dans le fichier </text:span><text:span text:style-name="Source_20_Text"><text:span text:style-name="T11">~/.gitconfig</text:span></text:span><text:span text:style-name="T11">.</text:span></text:p>
        </text:list-item>
        <text:list-item>
          <text:p text:style-name="P12"><text:span text:style-name="Source_20_Text"><text:span text:style-name="T11">--local</text:span></text:span><text:span text:style-name="T11"> : Cette option permet de définir une configuration spécifique pour un projet Git particulier. Les configurations locales sont stockées dans le fichier </text:span><text:span text:style-name="Source_20_Text"><text:span text:style-name="T11">.git/config</text:span></text:span><text:span text:style-name="T11"> situé dans le répertoire du projet.</text:span></text:p>
        </text:list-item>
        <text:list-item>
          <text:p text:style-name="P12"><text:span text:style-name="Source_20_Text"><text:span text:style-name="T11">--system</text:span></text:span><text:span text:style-name="T11"> : Cette option permet de définir une configuration système pour tous les utilisateurs de votre machine. Les configurations système sont stockées dans le fichier </text:span><text:span text:style-name="Source_20_Text"><text:span text:style-name="T11">/etc/gitconfig</text:span></text:span><text:span text:style-name="T11">.</text:span></text:p>
        </text:list-item>
        <text:list-item>
          <text:p text:style-name="P12"><text:span text:style-name="Source_20_Text"><text:span text:style-name="T11">--unset</text:span></text:span><text:span text:style-name="T11"> : Cette option permet de supprimer une configuration existante. Par exemple, </text:span><text:span text:style-name="Source_20_Text"><text:span text:style-name="T11">git config --global --unset user.name</text:span></text:span><text:span text:style-name="T11"> supprime le nom d'utilisateur global défini précédemment.</text:span></text:p>
        </text:list-item>
        <text:list-item>
          <text:p text:style-name="P12"><text:span text:style-name="Source_20_Text"><text:span text:style-name="T11">--list</text:span></text:span><text:span text:style-name="T11"> : Cette option permet d'afficher toutes les configurations existantes. Par exemple, </text:span><text:span text:style-name="Source_20_Text"><text:span text:style-name="T11">git config --list</text:span></text:span><text:span text:style-name="T11"> affichera toutes les configurations pour votre utilisateur.</text:span></text:p>
        </text:list-item>
        <text:list-item>
          <text:p text:style-name="P12"><text:span text:style-name="Source_20_Text"><text:span text:style-name="T11">--get</text:span></text:span><text:span text:style-name="T11"> : Cette option permet d'afficher une configuration spécifique. Par exemple, </text:span><text:span text:style-name="Source_20_Text"><text:span text:style-name="T11">git config --get user.name</text:span></text:span><text:span text:style-name="T11"> affiche le nom d'utilisateur défini.</text:span></text:p>
        </text:list-item>
        <text:list-item>
          <text:p text:style-name="P12"><text:span text:style-name="Source_20_Text"><text:span text:style-name="T11">--add</text:span></text:span><text:span text:style-name="T11"> : Cette option permet d'ajouter une nouvelle configuration. Par exemple, </text:span><text:span text:style-name="Source_20_Text"><text:span text:style-name="T11">git config --global --add color.ui true</text:span></text:span><text:span text:style-name="T11"> ajoute une nouvelle configuration pour activer la coloration dans Git.</text:span></text:p>
        </text:list-item>
      </text:list>
      <text:p text:style-name="P4">Git Clone</text:p>
      <text:p text:style-name="P7">utilisée pour cloner un dépôt Git existant. Voici quelques options courantes :</text:p>
      <text:p text:style-name="P7"/>
      <text:list xml:id="list844756967" text:style-name="L4">
        <text:list-item>
          <text:p text:style-name="P13"><text:span text:style-name="Source_20_Text"><text:span text:style-name="T12">--depth &lt;profondeur&gt;</text:span></text:span><text:span text:style-name="T30"> : Cette option permet de cloner un nombre limité de commits à partir de l'historique du dépôt. Par exemple, </text:span><text:span text:style-name="Source_20_Text"><text:span text:style-name="T12">git clone --depth 1 https://github.com/mondepot/monprojet.git</text:span></text:span><text:span text:style-name="T30"> ne clonera qu'un seul commit depuis le dépôt distant.</text:span></text:p>
        </text:list-item>
        <text:list-item>
          <text:p text:style-name="P39"><text:span text:style-name="Source_20_Text"><text:span text:style-name="T11">--branch &lt;branche&gt;</text:span></text:span><text:span text:style-name="T11"> : Cette option permet de cloner une branche spécifique. Par exemple, </text:span><text:span text:style-name="Source_20_Text"><text:span text:style-name="T11">git clone --branch mybranch https://github.com/mondepot/monprojet.git</text:span></text:span><text:span text:style-name="T11"> ne clonera que la branche </text:span><text:span text:style-name="Source_20_Text"><text:span text:style-name="T11">mybranch</text:span></text:span><text:span text:style-name="T11"> depuis le dépôt distant.</text:span></text:p>
        </text:list-item>
        <text:list-item>
          <text:p text:style-name="P39"><text:span text:style-name="Source_20_Text"><text:span text:style-name="T11">--single-branch</text:span></text:span><text:span text:style-name="T11"> : Cette option permet de cloner une seule branche spécifique au lieu de toutes les branches du dépôt. Par exemple, </text:span><text:span text:style-name="Source_20_Text"><text:span text:style-name="T11">git clone --single-branch --branch mybranch https://github.com/mondepot/monprojet.git</text:span></text:span><text:span text:style-name="T11"> ne clonera que la branche </text:span><text:span text:style-name="Source_20_Text"><text:span text:style-name="T11">mybranch</text:span></text:span><text:span text:style-name="T11"> depuis le dépôt distant.</text:span></text:p>
        </text:list-item>
        <text:list-item>
          <text:p text:style-name="P39"><text:span text:style-name="Source_20_Text"><text:span text:style-name="T11">--recursive</text:span></text:span><text:span text:style-name="T11"> : Cette option permet de cloner les sous-modules du dépôt. Les sous-modules sont des dépôts Git intégrés à un autre dépôt Git. Par exemple, </text:span><text:span text:style-name="Source_20_Text"><text:span text:style-name="T11">git clone --recursive https://github.com/mondepot/monprojet.git</text:span></text:span><text:span text:style-name="T11"> clonera tous les sous-modules du dépôt.</text:span></text:p>
        </text:list-item>
        <text:list-item>
          <text:p text:style-name="P39"><text:span text:style-name="Source_20_Text"><text:span text:style-name="T11">--mirror</text:span></text:span><text:span text:style-name="T11"> : Cette option permet de cloner un dépôt Git en mode miroir, ce qui crée une copie exacte du dépôt distant, y compris toutes les branches, les tags et les références. Par exemple, </text:span><text:span text:style-name="Source_20_Text"><text:span text:style-name="T11">git clone --mirror https://github.com/mondepot/monprojet.git</text:span></text:span><text:span text:style-name="T11"> crée un miroir du dépôt distant.</text:span></text:p>
        </text:list-item>
        <text:list-item>
          <text:p text:style-name="P39"><text:span text:style-name="Source_20_Text"><text:span text:style-name="T11">--quiet</text:span></text:span><text:span text:style-name="T11"> ou </text:span><text:span text:style-name="Source_20_Text"><text:span text:style-name="T11">-q</text:span></text:span><text:span text:style-name="T11"> : Cette option permet de supprimer la sortie standard pendant l'exécution de la commande </text:span><text:span text:style-name="Source_20_Text"><text:span text:style-name="T11">git clone</text:span></text:span><text:span text:style-name="T11">. Cela rend le processus plus silencieux. Par exemple, </text:span><text:span text:style-name="Source_20_Text"><text:span text:style-name="T11">git clone --quiet https://github.com/mondepot/monprojet.git</text:span></text:span><text:span text:style-name="T11"> n'affichera pas de sortie standard pendant l'exécution.</text:span></text:p>
        </text:list-item>
      </text:list>
      <text:p text:style-name="P4"/>
      <text:p text:style-name="P4">Git fetch</text:p>
      <text:p text:style-name="P7">utilisée pour récupérer les changements à partir d'un dépôt distant dans votre dépôt local. Voici quelques options courantes :</text:p>
      <text:p text:style-name="P4"/>
      <text:list xml:id="list3497349904" text:style-name="L6">
        <text:list-item>
          <text:p text:style-name="P18"><text:span text:style-name="Source_20_Text"><text:span text:style-name="T11">&lt;remote&gt;</text:span></text:span><text:span text:style-name="T29"> : C'est le nom du dépôt distant à partir duquel vous souhaitez récupérer les changements. Par exemple, </text:span><text:span text:style-name="Source_20_Text"><text:span text:style-name="T11">git fetch origin</text:span></text:span><text:span text:style-name="T29"> récupère les changements depuis le dépôt distant nommé "origin".</text:span></text:p>
        </text:list-item>
        <text:list-item>
          <text:p text:style-name="P40"><text:span text:style-name="Source_20_Text"><text:span text:style-name="T11">--prune</text:span></text:span><text:span text:style-name="T11"> : Cette option permet de supprimer les branches locales qui ne sont plus présentes dans le dépôt distant. Cela permet de maintenir votre dépôt local propre. Par exemple, </text:span><text:span text:style-name="Source_20_Text"><text:span text:style-name="T11">git fetch --prune origin</text:span></text:span><text:span text:style-name="T11"> récupère les changements depuis le dépôt distant nommé "origin" et supprime les branches locales qui n'existent plus dans ce dépôt.</text:span></text:p>
        </text:list-item>
        <text:list-item>
          <text:p text:style-name="P40"><text:span text:style-name="Source_20_Text"><text:span text:style-name="T11">--tags</text:span></text:span><text:span text:style-name="T11"> : Cette option permet de récupérer les tags depuis le dépôt distant. Par exemple, </text:span><text:span text:style-name="Source_20_Text"><text:span text:style-name="T11">git fetch --tags origin</text:span></text:span><text:span text:style-name="T11"> récupère les tags depuis le dépôt distant nommé "origin".</text:span></text:p>
        </text:list-item>
        <text:list-item>
          <text:p text:style-name="P40"><text:span text:style-name="Source_20_Text"><text:span text:style-name="T11">--force</text:span></text:span><text:span text:style-name="T11"> : Cette option force Git à écraser les branches locales existantes avec les branches distantes. Cela peut entraîner la perte de données locales non poussées vers le dépôt distant. Cette option est généralement utilisée dans des situations de récupération de fichiers de sauvegarde. Par exemple, </text:span><text:span text:style-name="Source_20_Text"><text:span text:style-name="T11">git fetch --force origin</text:span></text:span><text:span text:style-name="T11"> récupère les changements depuis le dépôt distant nommé "origin" et force l'écrasement des branches locales existantes avec les branches distantes.</text:span></text:p>
        </text:list-item>
        <text:list-item>
          <text:p text:style-name="P40"><text:span text:style-name="Source_20_Text"><text:span text:style-name="T11">--all</text:span></text:span><text:span text:style-name="T11"> : Cette option permet de récupérer les changements depuis tous les dépôts distants configurés pour votre projet. Par exemple, </text:span><text:span text:style-name="Source_20_Text"><text:span text:style-name="T11">git fetch --all</text:span></text:span><text:span text:style-name="T11"> récupère les changements depuis tous les dépôts distants configurés pour votre projet.</text:span></text:p>
        </text:list-item>
      </text:list>
      <text:p text:style-name="P7"><text:soft-page-break/></text:p>
      <text:p text:style-name="P4">Git pull</text:p>
      <text:p text:style-name="P7">utilisée pour récupérer les modifications à partir d'un référentiel distant et les fusionner avec votre branche locale. Voici quelques options courantes :</text:p>
      <text:p text:style-name="P4"/>
      <text:list xml:id="list2529742699" text:style-name="L8">
        <text:list-item>
          <text:p text:style-name="P14"><text:span text:style-name="Source_20_Text"><text:span text:style-name="T12">--rebase</text:span></text:span><text:span text:style-name="T30"> : Cette option permet de récupérer les modifications à partir du référentiel distant et de les appliquer sur votre branche locale en utilisant la commande </text:span><text:span text:style-name="Source_20_Text"><text:span text:style-name="T12">git rebase</text:span></text:span><text:span text:style-name="T30"> plutôt que </text:span><text:span text:style-name="Source_20_Text"><text:span text:style-name="T12">git merge</text:span></text:span><text:span text:style-name="T30">. Cela peut être utile pour maintenir une histoire de commit linéaire et faciliter la compréhension des modifications effectuées sur votre branche.</text:span></text:p>
        </text:list-item>
        <text:list-item>
          <text:p text:style-name="P41"><text:span text:style-name="Source_20_Text"><text:span text:style-name="T12">--no-rebase</text:span></text:span><text:span text:style-name="T12"> : Cette option permet de désactiver le rebasage lors de la récupération des modifications à partir du référentiel distant.</text:span></text:p>
        </text:list-item>
        <text:list-item>
          <text:p text:style-name="P41"><text:span text:style-name="Source_20_Text"><text:span text:style-name="T12">--ff-only</text:span></text:span><text:span text:style-name="T12"> : Cette option permet de limiter la fusion à une fusion rapide (fast-forward) uniquement. Cela signifie que Git ne créera pas de commit de fusion si la fusion peut être effectuée en avançant simplement votre branche locale. Cette option peut être utile pour éviter les commits de fusion inutiles dans l'historique de votre branche.</text:span></text:p>
        </text:list-item>
        <text:list-item>
          <text:p text:style-name="P41"><text:span text:style-name="Source_20_Text"><text:span text:style-name="T12">--no-commit</text:span></text:span><text:span text:style-name="T12"> : Cette option permet de récupérer les modifications à partir du référentiel distant sans créer automatiquement un commit de fusion. Cela vous donne plus de contrôle sur les modifications que vous souhaitez inclure dans votre historique de commit local.</text:span></text:p>
        </text:list-item>
        <text:list-item>
          <text:p text:style-name="P41"><text:span text:style-name="Source_20_Text"><text:span text:style-name="T12">--squash</text:span></text:span><text:span text:style-name="T12"> : Cette option permet de fusionner les modifications à partir du référentiel distant en un seul commit. Cela peut être utile pour réduire le nombre de commits dans l'historique de votre branche.</text:span></text:p>
        </text:list-item>
        <text:list-item>
          <text:p text:style-name="P41"><text:span text:style-name="Source_20_Text"><text:span text:style-name="T12">--depth=&lt;depth&gt;</text:span></text:span><text:span text:style-name="T12"> : Cette option permet de limiter la profondeur de l'historique récupéré à partir du référentiel distant. Cela peut être utile pour récupérer rapidement les modifications les plus récentes sans télécharger tout l'historique.</text:span></text:p>
        </text:list-item>
      </text:list>
      <text:p text:style-name="P5">Git branch</text:p>
      <text:p text:style-name="P8">utilisée pour créer, lister et supprimer des branches dans Git. Voici quelques options courantes :</text:p>
      <text:p text:style-name="P5"/>
      <text:list xml:id="list11990804" text:style-name="L10">
        <text:list-item>
          <text:p text:style-name="P19"><text:span text:style-name="Source_20_Text"><text:span text:style-name="T11">nom_de_la_branche</text:span></text:span><text:span text:style-name="T29"> : Cette option permet de créer une nouvelle branche avec le nom spécifié. Par exemple, </text:span><text:span text:style-name="Source_20_Text"><text:span text:style-name="T11">git branch nouvelle_branche</text:span></text:span><text:span text:style-name="T29"> crée une nouvelle branche appelée "nouvelle_branche".</text:span></text:p>
        </text:list-item>
        <text:list-item>
          <text:p text:style-name="P42"><text:span text:style-name="Source_20_Text"><text:span text:style-name="T11">-d</text:span></text:span><text:span text:style-name="T11"> : Cette option permet de supprimer une branche. Par exemple, </text:span><text:span text:style-name="Source_20_Text"><text:span text:style-name="T11">git branch -d ma_branche</text:span></text:span><text:span text:style-name="T11"> supprime la branche appelée "ma_branche".</text:span></text:p>
        </text:list-item>
        <text:list-item>
          <text:p text:style-name="P42"><text:span text:style-name="Source_20_Text"><text:span text:style-name="T11">-D</text:span></text:span><text:span text:style-name="T11"> : Cette option permet de forcer la suppression d'une branche, même si des modifications n'ont pas été fusionnées. Par exemple, </text:span><text:span text:style-name="Source_20_Text"><text:span text:style-name="T11">git branch -D ma_branche</text:span></text:span><text:span text:style-name="T11"> supprime la branche "ma_branche" même si elle contient des modifications qui n'ont pas été fusionnées.</text:span></text:p>
        </text:list-item>
        <text:list-item>
          <text:p text:style-name="P42"><text:span text:style-name="Source_20_Text"><text:span text:style-name="T11">-a</text:span></text:span><text:span text:style-name="T11"> : Cette option permet d'afficher toutes les branches, y compris les branches locales et distantes. Par exemple, </text:span><text:span text:style-name="Source_20_Text"><text:span text:style-name="T11">git branch -a</text:span></text:span><text:span text:style-name="T11"> affiche toutes les branches de votre projet Git.</text:span></text:p>
        </text:list-item>
        <text:list-item>
          <text:p text:style-name="P42"><text:span text:style-name="Source_20_Text"><text:span text:style-name="T11">-r</text:span></text:span><text:span text:style-name="T11"> : Cette option permet d'afficher les branches distantes. Par exemple, </text:span><text:span text:style-name="Source_20_Text"><text:span text:style-name="T11">git branch -r</text:span></text:span><text:span text:style-name="T11"> affiche toutes les branches distantes de votre projet Git.</text:span></text:p>
        </text:list-item>
        <text:list-item>
          <text:p text:style-name="P42"><text:span text:style-name="Source_20_Text"><text:span text:style-name="T11">-m</text:span></text:span><text:span text:style-name="T11"> : Cette option permet de renommer une branche existante. Par exemple, </text:span><text:span text:style-name="Source_20_Text"><text:span text:style-name="T11">git branch -m ancien_nom_de_branche nouveau_nom_de_branche</text:span></text:span><text:span text:style-name="T11"> renomme la branche "ancien_nom_de_branche" en "nouveau_nom_de_branche".</text:span></text:p>
        </text:list-item>
        <text:list-item>
          <text:p text:style-name="P42"><text:span text:style-name="Source_20_Text"><text:span text:style-name="T11">-v</text:span></text:span><text:span text:style-name="T11"> : Cette option permet d'afficher le dernier commit pour chaque branche. Par exemple, </text:span><text:span text:style-name="Source_20_Text"><text:span text:style-name="T11">git branch -v</text:span></text:span><text:span text:style-name="T11"> affiche le dernier commit pour chaque branche dans votre projet Git.</text:span></text:p>
        </text:list-item>
      </text:list>
      <text:p text:style-name="P5">Git checkout</text:p>
      <text:p text:style-name="P5"/>
      <text:list xml:id="list3264951864" text:style-name="L12">
        <text:list-item>
          <text:p text:style-name="P20"><text:span text:style-name="Source_20_Text"><text:span text:style-name="T11">git checkout nom_branche</text:span></text:span><text:span text:style-name="T29"> : Change de branche.</text:span></text:p>
        </text:list-item>
        <text:list-item>
          <text:p text:style-name="P43"><text:span text:style-name="Source_20_Text"><text:span text:style-name="T11">git checkout -b nom_branche</text:span></text:span><text:span text:style-name="T11"> : Crée une nouvelle branche nommée "nom_branche" et se place dessus.</text:span></text:p>
        </text:list-item>
      </text:list>
      <text:p text:style-name="P10"><text:span text:style-name="T19">Git merge</text:span></text:p>
      <text:p text:style-name="P10">utilisée pour fusionner une branche avec une autre branche. Voici quelques options courantes :</text:p>
      <text:p text:style-name="P8"/>
      <text:list xml:id="list369920942" text:style-name="L14">
        <text:list-item>
          <text:p text:style-name="P21"><text:span text:style-name="Source_20_Text"><text:span text:style-name="T11">--no-ff</text:span></text:span><text:span text:style-name="T29"> : Cette option force la création d'un commit de fusion, même si Git peut effectuer une fusion rapide (fast-forward). Cela peut être utile si vous voulez conserver une trace de toutes les branches fusionnées dans l'historique du projet.</text:span></text:p>
        </text:list-item>
        <text:list-item>
          <text:p text:style-name="P44"><text:span text:style-name="Source_20_Text"><text:span text:style-name="T11">--ff-only</text:span></text:span><text:span text:style-name="T11"> : Cette option force une fusion rapide (fast-forward) et échoue si une fusion non rapide est nécessaire. Cela peut être utile si vous voulez vous assurer que la fusion ne crée pas de commit supplémentaire.</text:span></text:p>
        </text:list-item>
        <text:list-item>
          <text:p text:style-name="P44"><text:span text:style-name="Source_20_Text"><text:span text:style-name="T11">--abort</text:span></text:span><text:span text:style-name="T11"> : Cette option annule une fusion en cours. Cela peut être utile si vous avez des conflits lors de la fusion et que vous voulez abandonner la fusion en cours.</text:span></text:p>
        </text:list-item>
        <text:list-item>
          <text:p text:style-name="P44"><text:soft-page-break/><text:span text:style-name="Source_20_Text"><text:span text:style-name="T11">--squash</text:span></text:span><text:span text:style-name="T11"> : Cette option fusionne les modifications de la branche à fusionner dans une seule modification qui doit ensuite être validée manuellement avec </text:span><text:span text:style-name="Source_20_Text"><text:span text:style-name="T11">git commit</text:span></text:span><text:span text:style-name="T11">. Cela peut être utile si vous voulez consolider plusieurs commits en un seul.</text:span></text:p>
        </text:list-item>
        <text:list-item>
          <text:p text:style-name="P44"><text:span text:style-name="Source_20_Text"><text:span text:style-name="T11">--strategy</text:span></text:span><text:span text:style-name="T11"> : Cette option permet de spécifier une stratégie de fusion particulière. Par exemple, </text:span><text:span text:style-name="Source_20_Text"><text:span text:style-name="T11">git merge --strategy=ours</text:span></text:span><text:span text:style-name="T11"> utilise une stratégie de fusion appelée "ours" qui ignore toutes les modifications de la branche à fusionner et conserve uniquement les modifications de la branche actuelle.</text:span></text:p>
        </text:list-item>
        <text:list-item>
          <text:p text:style-name="P44"><text:span text:style-name="Source_20_Text"><text:span text:style-name="T11">--no-commit</text:span></text:span><text:span text:style-name="T11"> : Cette option effectue la fusion mais ne crée pas de commit de fusion. Cela peut être utile si vous voulez effectuer des modifications supplémentaires avant de créer un commit de fusion.</text:span></text:p>
        </text:list-item>
      </text:list>
      <text:p text:style-name="P8"/>
      <text:p text:style-name="P6">Git add</text:p>
      <text:p text:style-name="P9">utilisée pour ajouter des modifications de fichiers à l'index Git pour les inclure dans le prochain commit. Voici quelques options courantes :</text:p>
      <text:p text:style-name="P6"/>
      <text:list text:style-name="L15">
        <text:list-item>
          <text:p text:style-name="P1"><text:span text:style-name="Source_20_Text"><text:span text:style-name="T12">git add nom_fichier</text:span></text:span><text:span text:style-name="T30"> : Ajoute le fichier nommé "nom_fichier" à l'index.</text:span></text:p>
        </text:list-item>
      </text:list>
      <text:p text:style-name="P6"><text:span text:style-name="T14"/></text:p>
      <text:p text:style-name="P10"><text:span text:style-name="T20">Git commit</text:span></text:p>
      <text:p text:style-name="P10">utilisée pour enregistrer les modifications apportées aux fichiers du dépôt Git. Voici quelques options courantes :</text:p>
      <text:p text:style-name="P6"/>
      <text:list xml:id="list430826098" text:style-name="L17">
        <text:list-item>
          <text:p text:style-name="P15"><text:span text:style-name="Source_20_Text"><text:span text:style-name="T12">-m "message"</text:span></text:span><text:span text:style-name="T30"> : Cette option permet de spécifier un message de commit. Le message doit être entre guillemets. Par exemple, </text:span><text:span text:style-name="Source_20_Text"><text:span text:style-name="T12">git commit -m "Ajout de nouvelles fonctionnalités"</text:span></text:span><text:span text:style-name="T30"> enregistre les modifications avec le message "Ajout de nouvelles fonctionnalités".</text:span></text:p>
        </text:list-item>
        <text:list-item>
          <text:p text:style-name="P45"><text:span text:style-name="Source_20_Text"><text:span text:style-name="T12">-a</text:span></text:span><text:span text:style-name="T12"> : Cette option permet de commiter tous les fichiers modifiés dans le répertoire de travail. Cela signifie que vous n'avez pas besoin d'ajouter manuellement chaque fichier avant de commiter. Cependant, cela n'ajoutera pas les nouveaux fichiers créés, il faudra donc les ajouter avec </text:span><text:span text:style-name="Source_20_Text"><text:span text:style-name="T12">git add</text:span></text:span><text:span text:style-name="T12"> au préalable.</text:span></text:p>
        </text:list-item>
        <text:list-item>
          <text:p text:style-name="P45"><text:span text:style-name="Source_20_Text"><text:span text:style-name="T12">-am</text:span></text:span><text:span text:style-name="T12"> : Cette option est l'équivalent de combiner </text:span><text:span text:style-name="Source_20_Text"><text:span text:style-name="T12">-a</text:span></text:span><text:span text:style-name="T12"> et </text:span><text:span text:style-name="Source_20_Text"><text:span text:style-name="T12">-m</text:span></text:span><text:span text:style-name="T12">. Cela permet de commiter tous les fichiers modifiés avec un message en une seule commande.</text:span></text:p>
        </text:list-item>
        <text:list-item>
          <text:p text:style-name="P45"><text:span text:style-name="Source_20_Text"><text:span text:style-name="T12">-p</text:span></text:span><text:span text:style-name="T12"> : Cette option permet de valider les modifications de manière interactive. Cela signifie que Git affiche chaque modification et demande à l'utilisateur s'il souhaite la commiter ou non.</text:span></text:p>
        </text:list-item>
        <text:list-item>
          <text:p text:style-name="P45"><text:span text:style-name="Source_20_Text"><text:span text:style-name="T12">--amend</text:span></text:span><text:span text:style-name="T12"> : Cette option permet de modifier le dernier commit. Cela peut être utile si vous avez oublié de modifier quelque chose ou si vous avez commis avec le mauvais message.</text:span></text:p>
        </text:list-item>
        <text:list-item>
          <text:p text:style-name="P45"><text:span text:style-name="Source_20_Text"><text:span text:style-name="T12">--no-edit</text:span></text:span><text:span text:style-name="T12"> : Cette option permet de modifier le dernier commit sans ouvrir l'éditeur de message de commit. Cela est utile si vous avez juste besoin de modifier les fichiers et que le message de commit reste inchangé.</text:span></text:p>
        </text:list-item>
      </text:list>
      <text:p text:style-name="P6">Git reset </text:p>
      <text:p text:style-name="P6"/>
      <text:list text:style-name="L19">
        <text:list-item>
          <text:p text:style-name="P22"><text:span text:style-name="Source_20_Text"><text:span text:style-name="T11">git reset nom_fichier</text:span></text:span><text:span text:style-name="T29"> : Annule les modifications apportées au fichier nommé "nom_fichier".</text:span></text:p>
        </text:list-item>
        <text:list-item>
          <text:p text:style-name="P46"><text:span text:style-name="Source_20_Text"><text:span text:style-name="T11">git reset --hard</text:span></text:span><text:span text:style-name="T11"> : Annule toutes les modifications apportées depuis le dernier commit.</text:span></text:p>
        </text:list-item>
      </text:list>
      <text:p text:style-name="P32">Git revert</text:p>
      <text:p text:style-name="P33">utilisée pour annuler une ou plusieurs confirmations précédentes tout en conservant l'historique complet des modifications. Voici quelques options courantes :</text:p>
      <text:list xml:id="list2679109235" text:style-name="L26">
        <text:list-item>
          <text:p text:style-name="P25"><text:span text:style-name="Source_20_Text"><text:span text:style-name="T11">&lt;commit&gt;</text:span></text:span><text:span text:style-name="T29"> : Cette option spécifie le commit à annuler. Par exemple, </text:span><text:span text:style-name="Source_20_Text"><text:span text:style-name="T11">git revert abc123</text:span></text:span><text:span text:style-name="T29"> annulera le commit avec l'identifiant </text:span><text:span text:style-name="Source_20_Text"><text:span text:style-name="T11">abc123</text:span></text:span><text:span text:style-name="T29">.</text:span></text:p>
        </text:list-item>
        <text:list-item>
          <text:p text:style-name="P47"><text:span text:style-name="Source_20_Text"><text:span text:style-name="T11">--no-commit</text:span></text:span><text:span text:style-name="T11"> : Cette option empêche la création d'un nouveau commit pour annuler les modifications. Elle permet d'apporter des modifications supplémentaires avant de créer un nouveau commit. Une fois les modifications terminées, vous pouvez utiliser la commande </text:span><text:span text:style-name="Source_20_Text"><text:span text:style-name="T11">git commit</text:span></text:span><text:span text:style-name="T11"> pour créer un nouveau commit.</text:span></text:p>
        </text:list-item>
        <text:list-item>
          <text:p text:style-name="P47"><text:span text:style-name="Source_20_Text"><text:span text:style-name="T11">-n</text:span></text:span><text:span text:style-name="T11"> ou </text:span><text:span text:style-name="Source_20_Text"><text:span text:style-name="T11">--no-edit</text:span></text:span><text:span text:style-name="T11"> : Cette option empêche l'ouverture de l'éditeur de texte pour modifier le message de commit. Elle utilise le message de commit existant pour le nouveau commit créé.</text:span></text:p>
        </text:list-item>
        <text:list-item>
          <text:p text:style-name="P47"><text:span text:style-name="Source_20_Text"><text:span text:style-name="T11">-m &lt;message&gt;</text:span></text:span><text:span text:style-name="T11"> ou </text:span><text:span text:style-name="Source_20_Text"><text:span text:style-name="T11">--message=&lt;message&gt;</text:span></text:span><text:span text:style-name="T11"> : Cette option vous permet de spécifier un message de commit personnalisé pour le nouveau commit créé. Par exemple, </text:span><text:span text:style-name="Source_20_Text"><text:span text:style-name="T11">git revert -m "Annulation des modifications"</text:span></text:span><text:span text:style-name="T11"> créera un nouveau commit avec le message "Annulation des modifications".</text:span></text:p>
        </text:list-item>
        <text:list-item>
          <text:p text:style-name="P47"><text:span text:style-name="Source_20_Text"><text:span text:style-name="T11">--mainline &lt;parent-number&gt;</text:span></text:span><text:span text:style-name="T11"> : Cette option est utilisée pour annuler un commit de fusion. Elle spécifie le parent de la fusion à annuler. Par exemple, </text:span><text:span text:style-name="Source_20_Text"><text:span text:style-name="T11">git revert -m 1 abc123</text:span></text:span><text:span text:style-name="T11"> annulera le parent 1 du commit de fusion </text:span><text:span text:style-name="Source_20_Text"><text:span text:style-name="T11">abc123</text:span></text:span><text:span text:style-name="T11">.</text:span></text:p>
        </text:list-item>
        <text:list-item>
          <text:p text:style-name="P47"><text:soft-page-break/><text:span text:style-name="Source_20_Text"><text:span text:style-name="T11">-s &lt;strategy&gt;</text:span></text:span><text:span text:style-name="T11"> ou </text:span><text:span text:style-name="Source_20_Text"><text:span text:style-name="T11">--strategy=&lt;strategy&gt;</text:span></text:span><text:span text:style-name="T11"> : Cette option spécifie la stratégie de fusion à utiliser lors de l'annulation des modifications. Les options courantes incluent "recursive" pour la fusion récursive et "resolve" pour la résolution de conflits. Par exemple, </text:span><text:span text:style-name="Source_20_Text"><text:span text:style-name="T11">git revert -s resolve abc123</text:span></text:span><text:span text:style-name="T11"> utilisera la stratégie de fusion "resolve" pour annuler le commit </text:span><text:span text:style-name="Source_20_Text"><text:span text:style-name="T11">abc123</text:span></text:span></text:p>
        </text:list-item>
      </text:list>
      <text:p text:style-name="P32">Git diff</text:p>
      <text:p text:style-name="P33">utilisée pour afficher les différences entre les versions de fichiers dans un référentiel Git. Voici quelques options courantes :</text:p>
      <text:list text:style-name="L28">
        <text:list-item>
          <text:p text:style-name="P26"><text:span text:style-name="Source_20_Text"><text:span text:style-name="T11">git diff</text:span></text:span><text:span text:style-name="T29"> : Cette commande affiche les différences entre l'état actuel de votre répertoire de travail et l'index.</text:span></text:p>
        </text:list-item>
        <text:list-item>
          <text:p text:style-name="P48"><text:span text:style-name="Source_20_Text"><text:span text:style-name="T11">git diff --cached</text:span></text:span><text:span text:style-name="T11"> : Cette commande affiche les différences entre l'index et le dernier commit.</text:span></text:p>
        </text:list-item>
        <text:list-item>
          <text:p text:style-name="P48"><text:span text:style-name="Source_20_Text"><text:span text:style-name="T11">git diff HEAD</text:span></text:span><text:span text:style-name="T11"> : Cette commande affiche les différences entre l'état actuel de votre répertoire de travail et le dernier commit.</text:span></text:p>
        </text:list-item>
        <text:list-item>
          <text:p text:style-name="P48"><text:span text:style-name="Source_20_Text"><text:span text:style-name="T11">git diff &lt;commit&gt; &lt;commit&gt;</text:span></text:span><text:span text:style-name="T11"> : Cette commande affiche les différences entre deux commits spécifiques.</text:span></text:p>
        </text:list-item>
        <text:list-item>
          <text:p text:style-name="P48"><text:span text:style-name="Source_20_Text"><text:span text:style-name="T11">git diff &lt;branch&gt;..&lt;branch&gt;</text:span></text:span><text:span text:style-name="T11"> : Cette commande affiche les différences entre deux branches spécifiques.</text:span></text:p>
        </text:list-item>
        <text:list-item>
          <text:p text:style-name="P48"><text:span text:style-name="Source_20_Text"><text:span text:style-name="T11">git diff --name-only</text:span></text:span><text:span text:style-name="T11"> : Cette option affiche uniquement les noms des fichiers qui ont été modifiés.</text:span></text:p>
        </text:list-item>
        <text:list-item>
          <text:p text:style-name="P48"><text:span text:style-name="Source_20_Text"><text:span text:style-name="T11">git diff --color-words</text:span></text:span><text:span text:style-name="T11"> : Cette option affiche les différences mot à mot avec une coloration syntaxique.</text:span></text:p>
        </text:list-item>
        <text:list-item>
          <text:p text:style-name="P48"><text:span text:style-name="Source_20_Text"><text:span text:style-name="T11">git diff --stat</text:span></text:span><text:span text:style-name="T11"> : Cette option affiche un résumé statistique des modifications apportées.</text:span></text:p>
        </text:list-item>
        <text:list-item>
          <text:p text:style-name="P48"><text:span text:style-name="Source_20_Text"><text:span text:style-name="T11">git diff --ignore-space-change</text:span></text:span><text:span text:style-name="T11"> : Cette option ignore les différences d'espacement dans les fichiers.</text:span></text:p>
        </text:list-item>
        <text:list-item>
          <text:p text:style-name="P48"><text:span text:style-name="Source_20_Text"><text:span text:style-name="T11">git diff --ignore-all-space</text:span></text:span><text:span text:style-name="T11"> : Cette option ignore toutes les différences d'espacement dans les fichiers.</text:span></text:p>
        </text:list-item>
      </text:list>
      <text:p text:style-name="P33"/>
      <text:p text:style-name="P32">Git stash</text:p>
      <text:p text:style-name="P33">utilisée pour stocker temporairement les modifications non validées d'un projet Git. Voici quelques options courantes :</text:p>
      <text:list xml:id="list1839042794" text:style-name="L30">
        <text:list-item>
          <text:p text:style-name="P27"><text:span text:style-name="Source_20_Text"><text:span text:style-name="T11">save</text:span></text:span><text:span text:style-name="T29"> : Cette option permet de sauvegarder les modifications dans un nouveau stash. Par exemple, </text:span><text:span text:style-name="Source_20_Text"><text:span text:style-name="T11">git stash save "Ma nouvelle fonctionnalité"</text:span></text:span><text:span text:style-name="T29"> sauvegarde les modifications avec un message de stash personnalisé.</text:span></text:p>
        </text:list-item>
        <text:list-item>
          <text:p text:style-name="P49"><text:span text:style-name="Source_20_Text"><text:span text:style-name="T11">list</text:span></text:span><text:span text:style-name="T11"> : Cette option permet d'afficher la liste de tous les stashes existants. Par exemple, </text:span><text:span text:style-name="Source_20_Text"><text:span text:style-name="T11">git stash list</text:span></text:span><text:span text:style-name="T11"> affiche la liste de tous les stashes existants dans le dépôt.</text:span></text:p>
        </text:list-item>
        <text:list-item>
          <text:p text:style-name="P49"><text:span text:style-name="Source_20_Text"><text:span text:style-name="T11">pop</text:span></text:span><text:span text:style-name="T11"> : Cette option permet de récupérer le dernier stash et de l'appliquer sur le code en cours. Par exemple, </text:span><text:span text:style-name="Source_20_Text"><text:span text:style-name="T11">git stash pop</text:span></text:span><text:span text:style-name="T11"> récupère le dernier stash et applique les modifications.</text:span></text:p>
        </text:list-item>
        <text:list-item>
          <text:p text:style-name="P49"><text:span text:style-name="Source_20_Text"><text:span text:style-name="T11">apply</text:span></text:span><text:span text:style-name="T11"> : Cette option permet de récupérer un stash spécifique et de l'appliquer sur le code en cours. Par exemple, </text:span><text:span text:style-name="Source_20_Text"><text:span text:style-name="T11">git stash apply stash@{2}</text:span></text:span><text:span text:style-name="T11"> récupère le stash ayant l'index 2 et applique les modifications.</text:span></text:p>
        </text:list-item>
        <text:list-item>
          <text:p text:style-name="P49"><text:span text:style-name="Source_20_Text"><text:span text:style-name="T11">drop</text:span></text:span><text:span text:style-name="T11"> : Cette option permet de supprimer un stash spécifique. Par exemple, </text:span><text:span text:style-name="Source_20_Text"><text:span text:style-name="T11">git stash drop stash@{1}</text:span></text:span><text:span text:style-name="T11"> supprime le stash ayant l'index 1.</text:span></text:p>
        </text:list-item>
        <text:list-item>
          <text:p text:style-name="P49"><text:span text:style-name="Source_20_Text"><text:span text:style-name="T11">clear</text:span></text:span><text:span text:style-name="T11"> : Cette option permet de supprimer tous les stashes existants. Par exemple, </text:span><text:span text:style-name="Source_20_Text"><text:span text:style-name="T11">git stash clear</text:span></text:span><text:span text:style-name="T11"> supprime tous les stashes existants.</text:span></text:p>
        </text:list-item>
        <text:list-item>
          <text:p text:style-name="P49"><text:span text:style-name="Source_20_Text"><text:span text:style-name="T11">branch</text:span></text:span><text:span text:style-name="T11"> : Cette option permet de créer une nouvelle branche à partir d'un stash spécifique. Par exemple, </text:span><text:span text:style-name="Source_20_Text"><text:span text:style-name="T11">git stash branch nouvelle-branche stash@{3}</text:span></text:span><text:span text:style-name="T11"> crée une nouvelle branche à partir du stash ayant l'index 3.</text:span></text:p>
        </text:list-item>
      </text:list>
      <text:p text:style-name="P33"/>
      <text:p text:style-name="P32">Git remote</text:p>
      <text:list text:style-name="L31">
        <text:list-item>
          <text:p text:style-name="P24"><text:span text:style-name="Source_20_Text"><text:span text:style-name="T12">git remote -v</text:span></text:span><text:span text:style-name="T30"> : Affiche la liste des remotes associés au dépôt local.</text:span></text:p>
        </text:list-item>
      </text:list>
      <text:p text:style-name="P32"><text:span text:style-name="T14"/></text:p>
      <text:p text:style-name="P34"><text:span text:style-name="T16">Git push</text:span></text:p>
      <text:p text:style-name="P34">utilisée pour publier des modifications locales vers un référentiel distant. Voici quelques options courantes :</text:p>
      <text:list xml:id="list586221823" text:style-name="L33">
        <text:list-item>
          <text:p text:style-name="P28"><text:span text:style-name="Source_20_Text"><text:span text:style-name="T11">origin</text:span></text:span><text:span text:style-name="T29"> : Cette option spécifie le référentiel distant vers lequel vous souhaitez pousser vos modifications. Par exemple, </text:span><text:span text:style-name="Source_20_Text"><text:span text:style-name="T11">git push origin master</text:span></text:span><text:span text:style-name="T29"> poussera vos modifications vers la branche </text:span><text:span text:style-name="Source_20_Text"><text:span text:style-name="T11">master</text:span></text:span><text:span text:style-name="T29"> du référentiel distant </text:span><text:span text:style-name="Source_20_Text"><text:span text:style-name="T11">origin</text:span></text:span><text:span text:style-name="T29">.</text:span></text:p>
        </text:list-item>
        <text:list-item>
          <text:p text:style-name="P50"><text:soft-page-break/><text:span text:style-name="Source_20_Text"><text:span text:style-name="T11">-u</text:span></text:span><text:span text:style-name="T11"> ou </text:span><text:span text:style-name="Source_20_Text"><text:span text:style-name="T11">--set-upstream</text:span></text:span><text:span text:style-name="T11"> : Cette option configure la branche locale pour suivre la branche distante après la première poussée. Par exemple, </text:span><text:span text:style-name="Source_20_Text"><text:span text:style-name="T11">git push -u origin my_branch</text:span></text:span><text:span text:style-name="T11"> configure la branche locale </text:span><text:span text:style-name="Source_20_Text"><text:span text:style-name="T11">my_branch</text:span></text:span><text:span text:style-name="T11"> pour suivre la branche distante </text:span><text:span text:style-name="Source_20_Text"><text:span text:style-name="T11">my_branch</text:span></text:span><text:span text:style-name="T11"> sur le référentiel </text:span><text:span text:style-name="Source_20_Text"><text:span text:style-name="T11">origin</text:span></text:span><text:span text:style-name="T11">.</text:span></text:p>
        </text:list-item>
        <text:list-item>
          <text:p text:style-name="P50"><text:span text:style-name="Source_20_Text"><text:span text:style-name="T11">--force</text:span></text:span><text:span text:style-name="T11"> ou </text:span><text:span text:style-name="Source_20_Text"><text:span text:style-name="T11">-f</text:span></text:span><text:span text:style-name="T11"> : Cette option force la mise à jour du référentiel distant avec les modifications locales, même si cela entraîne la perte de certaines modifications existantes. Cette option doit être utilisée avec précaution, car elle peut entraîner la perte de données importantes.</text:span></text:p>
        </text:list-item>
        <text:list-item>
          <text:p text:style-name="P50"><text:span text:style-name="Source_20_Text"><text:span text:style-name="T11">--dry-run</text:span></text:span><text:span text:style-name="T11"> : Cette option simule l'opération de poussée, sans modifier le référentiel distant. Cela permet de vérifier les modifications qui seront effectuées avant de les publier.</text:span></text:p>
        </text:list-item>
        <text:list-item>
          <text:p text:style-name="P50"><text:span text:style-name="Source_20_Text"><text:span text:style-name="T11">--all</text:span></text:span><text:span text:style-name="T11"> : Cette option pousse toutes les branches locales vers le référentiel distant.</text:span></text:p>
        </text:list-item>
        <text:list-item>
          <text:p text:style-name="P50"><text:span text:style-name="Source_20_Text"><text:span text:style-name="T11">--tags</text:span></text:span><text:span text:style-name="T11"> : Cette option pousse les tags vers le référentiel distant.</text:span></text:p>
        </text:list-item>
      </text:list>
      <text:p text:style-name="P32">Git tag </text:p>
      <text:p text:style-name="P33">utilisée pour créer, lister et supprimer des tags dans Git. Voici quelques options courantes :</text:p>
      <text:list xml:id="list1750455134" text:style-name="L35">
        <text:list-item>
          <text:p text:style-name="P29"><text:span text:style-name="Source_20_Text"><text:span text:style-name="T11">git tag</text:span></text:span><text:span text:style-name="T29"> : Cette commande affiche la liste de tous les tags existants dans le dépôt.</text:span></text:p>
        </text:list-item>
        <text:list-item>
          <text:p text:style-name="P51"><text:span text:style-name="Source_20_Text"><text:span text:style-name="T11">git tag &lt;tagname&gt;</text:span></text:span><text:span text:style-name="T11"> : Cette commande crée un nouveau tag avec le nom spécifié. Par exemple, </text:span><text:span text:style-name="Source_20_Text"><text:span text:style-name="T11">git tag v1.0</text:span></text:span><text:span text:style-name="T11"> crée un tag nommé </text:span><text:span text:style-name="Source_20_Text"><text:span text:style-name="T11">v1.0</text:span></text:span><text:span text:style-name="T11">.</text:span></text:p>
        </text:list-item>
        <text:list-item>
          <text:p text:style-name="P51"><text:span text:style-name="Source_20_Text"><text:span text:style-name="T11">git tag -a &lt;tagname&gt; -m &lt;message&gt;</text:span></text:span><text:span text:style-name="T11"> : Cette commande crée un tag annoté avec le nom et le message spécifiés. L'option </text:span><text:span text:style-name="Source_20_Text"><text:span text:style-name="T11">-a</text:span></text:span><text:span text:style-name="T11"> spécifie que le tag est annoté et l'option </text:span><text:span text:style-name="Source_20_Text"><text:span text:style-name="T11">-m</text:span></text:span><text:span text:style-name="T11"> est utilisée pour ajouter un message d'annotation. Par exemple, </text:span><text:span text:style-name="Source_20_Text"><text:span text:style-name="T11">git tag -a v1.0 -m "Version 1.0 release"</text:span></text:span><text:span text:style-name="T11"> crée un tag annoté nommé </text:span><text:span text:style-name="Source_20_Text"><text:span text:style-name="T11">v1.0</text:span></text:span><text:span text:style-name="T11"> avec le message </text:span><text:span text:style-name="Source_20_Text"><text:span text:style-name="T11">Version 1.0 release</text:span></text:span><text:span text:style-name="T11">.</text:span></text:p>
        </text:list-item>
        <text:list-item>
          <text:p text:style-name="P51"><text:span text:style-name="Source_20_Text"><text:span text:style-name="T11">git tag -d &lt;tagname&gt;</text:span></text:span><text:span text:style-name="T11"> : Cette commande supprime un tag existant. Par exemple, </text:span><text:span text:style-name="Source_20_Text"><text:span text:style-name="T11">git tag -d v1.0</text:span></text:span><text:span text:style-name="T11"> supprime le tag </text:span><text:span text:style-name="Source_20_Text"><text:span text:style-name="T11">v1.0</text:span></text:span><text:span text:style-name="T11">.</text:span></text:p>
        </text:list-item>
        <text:list-item>
          <text:p text:style-name="P51"><text:span text:style-name="Source_20_Text"><text:span text:style-name="T11">git tag -l &lt;pattern&gt;</text:span></text:span><text:span text:style-name="T11"> : Cette commande affiche tous les tags correspondant à un modèle spécifié. Par exemple, </text:span><text:span text:style-name="Source_20_Text"><text:span text:style-name="T11">git tag -l 'v*'</text:span></text:span><text:span text:style-name="T11"> affiche tous les tags commençant par </text:span><text:span text:style-name="Source_20_Text"><text:span text:style-name="T11">v</text:span></text:span><text:span text:style-name="T11">.</text:span></text:p>
        </text:list-item>
        <text:list-item>
          <text:p text:style-name="P51"><text:span text:style-name="Source_20_Text"><text:span text:style-name="T11">git tag &lt;tagname&gt; &lt;commit&gt;</text:span></text:span><text:span text:style-name="T11"> : Cette commande crée un tag à un commit spécifié. Par exemple, </text:span><text:span text:style-name="Source_20_Text"><text:span text:style-name="T11">git tag v1.0 abc123</text:span></text:span><text:span text:style-name="T11"> crée un tag nommé </text:span><text:span text:style-name="Source_20_Text"><text:span text:style-name="T11">v1.0</text:span></text:span><text:span text:style-name="T11"> pour le commit avec l'identifiant </text:span><text:span text:style-name="Source_20_Text"><text:span text:style-name="T11">abc123</text:span></text:span><text:span text:style-name="T11">.</text:span></text:p>
        </text:list-item>
        <text:list-item>
          <text:p text:style-name="P51"><text:span text:style-name="Source_20_Text"><text:span text:style-name="T11">git push origin &lt;tagname&gt;</text:span></text:span><text:span text:style-name="T11"> : Cette commande envoie un tag spécifié au serveur distant. Par exemple, </text:span><text:span text:style-name="Source_20_Text"><text:span text:style-name="T11">git push origin v1.0</text:span></text:span><text:span text:style-name="T11"> envoie le tag </text:span><text:span text:style-name="Source_20_Text"><text:span text:style-name="T11">v1.0</text:span></text:span><text:span text:style-name="T11"> au serveur distant.</text:span></text:p>
        </text:list-item>
        <text:list-item>
          <text:p text:style-name="P51"><text:span text:style-name="Source_20_Text"><text:span text:style-name="T11">git push --tags</text:span></text:span><text:span text:style-name="T11"> : Cette commande envoie tous les tags au serveur distant. Par exemple, </text:span><text:span text:style-name="Source_20_Text"><text:span text:style-name="T11">git push --tags</text:span></text:span><text:span text:style-name="T11"> envoie tous les tags existants sur le dépôt local au serveur distant.</text:span></text:p>
        </text:list-item>
      </text:list>
      <text:p text:style-name="P32">Git show</text:p>
      <text:list text:style-name="L36">
        <text:list-item>
          <text:p text:style-name="P30"><text:span text:style-name="Source_20_Text"><text:span text:style-name="T13">git show nom_tag</text:span></text:span><text:span text:style-name="T31"> : Affiche les détails du tag nommé "nom_tag".</text:span></text:p>
        </text:list-item>
      </text:list>
      <text:p text:style-name="P36"><text:span text:style-name="T17">Git merge</text:span></text:p>
      <text:p text:style-name="P37">utilisée pour fusionner une branche dans une autre. Voici quelques options courantes :</text:p>
      <text:list text:style-name="L38">
        <text:list-item>
          <text:p text:style-name="P31"><text:span text:style-name="Source_20_Text"><text:span text:style-name="T13">--no-ff</text:span></text:span><text:span text:style-name="T31"> : Cette option empêche Git d'effectuer une fusion rapide (fast-forward) en cas de possible. Cela force Git à créer un nouveau commit de fusion, même si cela n'est pas strictement nécessaire.</text:span></text:p>
        </text:list-item>
        <text:list-item>
          <text:p text:style-name="P52"><text:span text:style-name="Source_20_Text"><text:span text:style-name="T13">--ff-only</text:span></text:span><text:span text:style-name="T13"> : Cette option force Git à effectuer une fusion rapide (fast-forward) si possible, sinon la commande échouera.</text:span></text:p>
        </text:list-item>
        <text:list-item>
          <text:p text:style-name="P52"><text:span text:style-name="Source_20_Text"><text:span text:style-name="T13">--abort</text:span></text:span><text:span text:style-name="T13"> : Cette option annule une fusion en cours et restaure l'état du dépôt avant la fusion.</text:span></text:p>
        </text:list-item>
        <text:list-item>
          <text:p text:style-name="P52"><text:span text:style-name="Source_20_Text"><text:span text:style-name="T13">--squash</text:span></text:span><text:span text:style-name="T13"> : Cette option permet de fusionner les modifications de la branche source dans la branche de destination sous la forme d'un seul commit, plutôt que de créer un commit de fusion.</text:span></text:p>
        </text:list-item>
        <text:list-item>
          <text:p text:style-name="P52"><text:span text:style-name="Source_20_Text"><text:span text:style-name="T13">--commit</text:span></text:span><text:span text:style-name="T13"> : Cette option force Git à créer un nouveau commit de fusion même s'il n'y a pas de conflit.</text:span></text:p>
        </text:list-item>
        <text:list-item>
          <text:p text:style-name="P52"><text:span text:style-name="Source_20_Text"><text:span text:style-name="T13">--no-commit</text:span></text:span><text:span text:style-name="T13"> : Cette option empêche Git de créer un nouveau commit de fusion, vous laissant la possibilité de le faire manuellement.</text:span></text:p>
        </text:list-item>
        <text:list-item>
          <text:p text:style-name="P52"><text:span text:style-name="Source_20_Text"><text:span text:style-name="T13">--strategy</text:span></text:span><text:span text:style-name="T13"> : Cette option permet de spécifier la stratégie de fusion à utiliser. Les stratégies courantes incluent </text:span><text:span text:style-name="Source_20_Text"><text:span text:style-name="T13">recursive</text:span></text:span><text:span text:style-name="T13"> (la stratégie par défaut), </text:span><text:span text:style-name="Source_20_Text"><text:span text:style-name="T13">ours</text:span></text:span><text:span text:style-name="T13"> (prend les modifications de la branche actuelle), et </text:span><text:span text:style-name="Source_20_Text"><text:span text:style-name="T13">theirs</text:span></text:span><text:span text:style-name="T13"> (prend les modifications de la branche source).</text:span></text:p>
        </text:list-item>
      </text:list>
      <text:p text:style-name="P37"/>
      <text:p text:style-name="P35"><text:soft-page-break/><text:span text:style-name="T21">Git log </text:span></text:p>
      <text:p text:style-name="P35">utilisée pour afficher l'historique des commits dans un dépôt Git. Voici quelques options courantes :</text:p>
      <text:list xml:id="list284983745" text:style-name="L40">
        <text:list-item>
          <text:p text:style-name="P16"><text:span text:style-name="Source_20_Text"><text:span text:style-name="T12">--oneline</text:span></text:span><text:span text:style-name="T30"> : Cette option affiche chaque commit sur une seule ligne, ce qui facilite la lecture de l'historique des commits.</text:span></text:p>
        </text:list-item>
        <text:list-item>
          <text:p text:style-name="P53"><text:span text:style-name="Source_20_Text"><text:span text:style-name="T12">--graph</text:span></text:span><text:span text:style-name="T12"> : Cette option affiche un graphique des commits et de leurs relations. Cela est particulièrement utile pour visualiser les branches et les fusions.</text:span></text:p>
        </text:list-item>
        <text:list-item>
          <text:p text:style-name="P53"><text:span text:style-name="Source_20_Text"><text:span text:style-name="T12">--all</text:span></text:span><text:span text:style-name="T12"> : Cette option affiche l'historique des commits de toutes les branches, et pas seulement de la branche actuelle.</text:span></text:p>
        </text:list-item>
        <text:list-item>
          <text:p text:style-name="P53"><text:span text:style-name="Source_20_Text"><text:span text:style-name="T12">--author=&lt;nom&gt;</text:span></text:span><text:span text:style-name="T12"> : Cette option affiche les commits effectués par l'auteur spécifié. Par exemple, </text:span><text:span text:style-name="Source_20_Text"><text:span text:style-name="T12">git log --author=John</text:span></text:span><text:span text:style-name="T12"> affiche tous les commits effectués par l'auteur "John".</text:span></text:p>
        </text:list-item>
        <text:list-item>
          <text:p text:style-name="P53"><text:span text:style-name="Source_20_Text"><text:span text:style-name="T12">--since=&lt;date&gt;</text:span></text:span><text:span text:style-name="T12"> : Cette option affiche les commits effectués depuis la date spécifiée. Par exemple, </text:span><text:span text:style-name="Source_20_Text"><text:span text:style-name="T12">git log --since="yesterday"</text:span></text:span><text:span text:style-name="T12"> affiche tous les commits effectués depuis hier.</text:span></text:p>
        </text:list-item>
        <text:list-item>
          <text:p text:style-name="P53"><text:span text:style-name="Source_20_Text"><text:span text:style-name="T12">--until=&lt;date&gt;</text:span></text:span><text:span text:style-name="T12"> : Cette option affiche les commits effectués jusqu'à la date spécifiée. Par exemple, </text:span><text:span text:style-name="Source_20_Text"><text:span text:style-name="T12">git log --until="last week"</text:span></text:span><text:span text:style-name="T12"> affiche tous les commits effectués jusqu'à la semaine dernière.</text:span></text:p>
        </text:list-item>
        <text:list-item>
          <text:p text:style-name="P53"><text:span text:style-name="Source_20_Text"><text:span text:style-name="T12">--grep=&lt;pattern&gt;</text:span></text:span><text:span text:style-name="T12"> : Cette option affiche les commits qui contiennent le motif spécifié. Par exemple, </text:span><text:span text:style-name="Source_20_Text"><text:span text:style-name="T12">git log --grep="bug fix"</text:span></text:span><text:span text:style-name="T12"> affiche tous les commits qui contiennent le motif "bug fix".</text:span></text:p>
        </text:list-item>
        <text:list-item>
          <text:p text:style-name="P53"><text:span text:style-name="Source_20_Text"><text:span text:style-name="T12">--pretty=&lt;format&gt;</text:span></text:span><text:span text:style-name="T12"> : Cette option affiche les commits dans un format personnalisé. Par exemple, </text:span><text:span text:style-name="Source_20_Text"><text:span text:style-name="T12">git log --pretty=format:"%h %s"</text:span></text:span><text:span text:style-name="T12"> affiche le hash abrégé et le message de chaque commit.</text:span></text:p>
        </text:list-item>
        <text:list-item>
          <text:p text:style-name="P53"><text:span text:style-name="Source_20_Text"><text:span text:style-name="T12">--no-merges</text:span></text:span><text:span text:style-name="T12"> : Cette option exclut les commits de fusion de l'historique des commits.</text:span></text:p>
        </text:list-item>
      </text:list>
      <text:p text:style-name="P38">Git blame</text:p>
      <text:p text:style-name="P37">permet d'afficher le dernier commit et l'auteur de chaque ligne d'un fichier donné. Voici quelques options courantes :</text:p>
      <text:list text:style-name="L42">
        <text:list-item>
          <text:p text:style-name="P17"><text:span text:style-name="Source_20_Text"><text:span text:style-name="T12">-L &lt;start&gt;,&lt;end&gt;</text:span></text:span><text:span text:style-name="T30"> : Cette option permet de restreindre l'affichage à un intervalle de lignes spécifique. Par exemple, </text:span><text:span text:style-name="Source_20_Text"><text:span text:style-name="T12">git blame -L 10,20 file.txt</text:span></text:span><text:span text:style-name="T30"> affichera les informations de commit et d'auteur pour les lignes 10 à 20 du fichier </text:span><text:span text:style-name="Source_20_Text"><text:span text:style-name="T12">file.txt</text:span></text:span><text:span text:style-name="T30">.</text:span></text:p>
        </text:list-item>
        <text:list-item>
          <text:p text:style-name="P54"><text:span text:style-name="Source_20_Text"><text:span text:style-name="T12">-M</text:span></text:span><text:span text:style-name="T12"> : Cette option permet de détecter les mouvements de code dans le fichier, c'est-à-dire les déplacements de lignes de code entre les commits. Git peut ainsi suivre les mouvements de code et attribuer correctement les modifications à leur auteur d'origine.</text:span></text:p>
        </text:list-item>
        <text:list-item>
          <text:p text:style-name="P54"><text:span text:style-name="Source_20_Text"><text:span text:style-name="T12">-C</text:span></text:span><text:span text:style-name="T12"> ou </text:span><text:span text:style-name="Source_20_Text"><text:span text:style-name="T12">--find-copies-harder</text:span></text:span><text:span text:style-name="T12"> : Cette option permet de rechercher des copies de code dans les commits précédents. Si Git détecte que des lignes ont été copiées d'un autre fichier ou d'une autre partie du même fichier, il peut les associer correctement à leur auteur d'origine.</text:span></text:p>
        </text:list-item>
        <text:list-item>
          <text:p text:style-name="P54"><text:span text:style-name="Source_20_Text"><text:span text:style-name="T12">-w</text:span></text:span><text:span text:style-name="T12"> ou </text:span><text:span text:style-name="Source_20_Text"><text:span text:style-name="T12">--ignore-space-change</text:span></text:span><text:span text:style-name="T12"> : Cette option permet d'ignorer les changements d'espacement lors de la comparaison des lignes de code entre les commits. Cette option est utile si les modifications apportées ne concernent que l'espacement et non le contenu.</text:span></text:p>
        </text:list-item>
        <text:list-item>
          <text:p text:style-name="P54"><text:span text:style-name="Source_20_Text"><text:span text:style-name="T12">-C -C</text:span></text:span><text:span text:style-name="T12"> ou </text:span><text:span text:style-name="Source_20_Text"><text:span text:style-name="T12">--find-copies-harder --find-copies-harder</text:span></text:span><text:span text:style-name="T12"> : Cette option permet de rechercher les copies de code plus intensément que </text:span><text:span text:style-name="Source_20_Text"><text:span text:style-name="T12">-C</text:span></text:span><text:span text:style-name="T12">. Elle est utile si les modifications apportées sont importantes et que Git doit parcourir plusieurs commits pour trouver l'auteur d'origine.</text:span></text:p>
        </text:list-item>
      </text:list>
      <text:p text:style-name="P38">Git bisect</text:p>
      <text:p text:style-name="P37">utilisée pour effectuer une recherche binaire sur l'historique des commits afin d'identifier le premier commit qui a introduit un bogue. Voici quelques options courantes :</text:p>
      <text:list xml:id="list572393840" text:style-name="L44">
        <text:list-item>
          <text:p text:style-name="P23"><text:span text:style-name="Source_20_Text"><text:span text:style-name="T11">start</text:span></text:span><text:span text:style-name="T29"> : Cette option permet de commencer une session de bisect. Par exemple, </text:span><text:span text:style-name="Source_20_Text"><text:span text:style-name="T11">git bisect start</text:span></text:span><text:span text:style-name="T29"> démarre une session de bisect.</text:span></text:p>
        </text:list-item>
        <text:list-item>
          <text:p text:style-name="P55"><text:span text:style-name="Source_20_Text"><text:span text:style-name="T11">bad</text:span></text:span><text:span text:style-name="T11"> : Cette option permet de marquer le commit actuel comme étant "mauvais". Par exemple, </text:span><text:span text:style-name="Source_20_Text"><text:span text:style-name="T11">git bisect bad</text:span></text:span><text:span text:style-name="T11"> marque le commit actuel comme étant mauvais.</text:span></text:p>
        </text:list-item>
        <text:list-item>
          <text:p text:style-name="P55"><text:span text:style-name="Source_20_Text"><text:span text:style-name="T11">good</text:span></text:span><text:span text:style-name="T11"> : Cette option permet de marquer le commit actuel comme étant "bon". Par exemple, </text:span><text:span text:style-name="Source_20_Text"><text:span text:style-name="T11">git bisect good</text:span></text:span><text:span text:style-name="T11"> marque le commit actuel comme étant bon.</text:span></text:p>
        </text:list-item>
        <text:list-item>
          <text:p text:style-name="P55"><text:span text:style-name="Source_20_Text"><text:span text:style-name="T11">skip</text:span></text:span><text:span text:style-name="T11"> : Cette option permet de sauter le commit actuel. Par exemple, </text:span><text:span text:style-name="Source_20_Text"><text:span text:style-name="T11">git bisect skip</text:span></text:span><text:span text:style-name="T11"> saute le commit actuel.</text:span></text:p>
        </text:list-item>
        <text:list-item>
          <text:p text:style-name="P55"><text:span text:style-name="Source_20_Text"><text:span text:style-name="T11">reset</text:span></text:span><text:span text:style-name="T11"> : Cette option permet de terminer une session de bisect en réinitialisant l'état de Git au commit initial. Par exemple, </text:span><text:span text:style-name="Source_20_Text"><text:span text:style-name="T11">git bisect reset</text:span></text:span><text:span text:style-name="T11"> réinitialise Git à l'état initial.</text:span></text:p>
          <text:p text:style-name="P55"><text:span text:style-name="Source_20_Text"><text:span text:style-name="T11">visualize</text:span></text:span><text:span text:style-name="T11"> : Cette option permet de visualiser l'historique des commits et l'état actuel de la session de bisect. Par exemple, </text:span><text:span text:style-name="Source_20_Text"><text:span text:style-name="T11">git bisect visualize</text:span></text:span><text:span text:style-name="T11"> affiche une représentation graphique de l'historique des commit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21:52:22.217114507</meta:creation-date>
    <dc:date>2023-03-15T23:38:40.623950918</dc:date>
    <meta:editing-duration>PT1H46M17S</meta:editing-duration>
    <meta:editing-cycles>5</meta:editing-cycles>
    <meta:generator>LibreOffice/7.4.4.2$Linux_X86_64 LibreOffice_project/40$Build-2</meta:generator>
    <meta:document-statistic meta:table-count="0" meta:image-count="0" meta:object-count="0" meta:page-count="6" meta:paragraph-count="151" meta:word-count="3783" meta:character-count="23210" meta:non-whitespace-character-count="19781"/>
  </office:meta>
</office:document-meta>
</file>